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886b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98b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d2cf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dd4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09ec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29b0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a7c7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c79e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f1e8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f4f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7f6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98b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79f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d2cf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29b0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a7c7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0886b7" style:font-name-asian="Courier New" style:font-name-complex="Courier New"/>
    </style:style>
    <style:style style:name="T3" style:family="text">
      <style:text-properties style:font-name="Times New Roman" officeooo:rsid="00098b80" style:font-name-asian="Courier New" style:font-name-complex="Courier New"/>
    </style:style>
    <style:style style:name="T4" style:family="text">
      <style:text-properties style:font-name="Times New Roman" officeooo:rsid="00179f7d" style:font-name-asian="Courier New" style:font-name-complex="Courier New"/>
    </style:style>
    <style:style style:name="T5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109ec0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0129b02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5"><draw:frame draw:style-name="fr1" draw:name="Object57" text:anchor-type="as-char" svg:y="-0.2043in" svg:width="3.7346in" svg:height="0.3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2">and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8" text:anchor-type="as-char" svg:y="-0.2339in" svg:width="3.628in" svg:height="0.382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2">Taking derivatives of different orders at x=1 for each of these gives different results.</text:span></text:span></text:p>
      <text:p text:style-name="P1"><text:span text:style-name="MathematicaFormatStandardForm"><text:span text:style-name="T2"/></text:span></text:p>
      <text:p text:style-name="P12"><text:span text:style-name="MathematicaFormatStandardForm"><text:span text:style-name="T3">For the kth derivative taken at x = 1 of the first one, the following identity results:</text:span></text:span></text:p>
      <text:p text:style-name="P1"><text:span text:style-name="MathematicaFormatStandardForm"><text:span text:style-name="T2"/></text:span></text:p>
      <text:p text:style-name="P2"><text:span text:style-name="MathematicaFormatStandardForm"><text:span text:style-name="T1"><draw:frame draw:style-name="fr1" draw:name="Object1" text:anchor-type="as-char" svg:y="-0.2339in" svg:width="3.4634in" svg:height="0.37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13"><text:span text:style-name="MathematicaFormatStandardForm"><text:span text:style-name="T4">Could fractional derivatives expand this identity?</text:span></text:span></text:p>
      <text:p text:style-name="P2"><text:span text:style-name="MathematicaFormatStandardForm"><text:span text:style-name="T1"/></text:span></text:p>
      <text:p text:style-name="P12"><text:span text:style-name="MathematicaFormatStandardForm"><text:span text:style-name="T3">For the kth derivative taken at x = 1 of the second one, the following identity results:</text:span></text:span></text:p>
      <text:p text:style-name="P12"><text:span text:style-name="MathematicaFormatStandardForm"><text:span text:style-name="T3"/></text:span></text:p>
      <text:p text:style-name="P2"><text:span text:style-name="MathematicaFormatStandardForm"><text:span text:style-name="T5"><draw:frame draw:style-name="fr1" draw:name="Object47" text:anchor-type="as-char" svg:y="-0.2547in" svg:width="4.5429in" svg:height="0.37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4"><text:span text:style-name="MathematicaFormatStandardForm"><text:span text:style-name="T1"><draw:frame draw:style-name="fr1" draw:name="Object2" text:anchor-type="as-char" svg:y="-0.2339in" svg:width="3.6638in" svg:height="0.37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3" text:anchor-type="as-char" svg:y="-0.2339in" svg:width="4.8437in" svg:height="0.37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4" text:anchor-type="as-char" svg:y="-0.2339in" svg:width="4.8354in" svg:height="0.37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5"><text:span text:style-name="MathematicaFormatStandardForm"><text:span text:style-name="T6">Can s be 0 here? <text:s/>If not, why not? <text:s/>Just can't.</text:span></text:span></text:p>
      <text:p text:style-name="P15"><text:span text:style-name="MathematicaFormatStandardForm"><text:span text:style-name="T5"><draw:frame draw:style-name="fr1" draw:name="Object5" text:anchor-type="as-char" svg:y="-0.2043in" svg:width="3.8165in" svg:height="0.35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6"><text:span text:style-name="MathematicaFormatStandardForm"><text:span text:style-name="T5"/></text:span></text:p>
      <text:p text:style-name="P6"><text:span text:style-name="MathematicaFormatStandardForm"><text:span text:style-name="T7">Taking the derivative with respect to x, this is the same as starting with</text:span></text:span></text:p>
      <text:p text:style-name="P6"><text:span text:style-name="MathematicaFormatStandardForm"><text:span text:style-name="T7"/></text:span></text:p>
      <text:p text:style-name="P6"><text:span text:style-name="MathematicaFormatStandardForm"><text:span text:style-name="T5"><draw:frame draw:style-name="fr1" draw:name="Object7" text:anchor-type="as-char" svg:y="-0.2043in" svg:width="3.4319in" svg:height="0.34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6"><text:span text:style-name="MathematicaFormatStandardForm"><text:span text:style-name="T5"/></text:span></text:p>
      <text:p text:style-name="P6"><text:span text:style-name="MathematicaFormatStandardForm"><text:span text:style-name="T7">Then, after derivative with respect to x,</text:span></text:span></text:p>
      <text:p text:style-name="P6"><text:span text:style-name="MathematicaFormatStandardForm"><text:span text:style-name="T5"/></text:span></text:p>
      <text:p text:style-name="P6"><text:span text:style-name="MathematicaFormatStandardForm"><text:span text:style-name="T1"><draw:frame draw:style-name="fr1" draw:name="Object6" text:anchor-type="as-char" svg:y="-0.2339in" svg:width="3.4634in" svg:height="0.37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6"><text:span text:style-name="MathematicaFormatStandardForm"><text:span text:style-name="T5"><draw:frame draw:style-name="fr1" draw:name="Object9" text:anchor-type="as-char" svg:y="-0.2043in" svg:width="3.7346in" svg:height="0.35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7"><text:span text:style-name="MathematicaFormatStandardForm"><text:span text:style-name="T5"/></text:span></text:p>
      <text:p text:style-name="P7"><text:span text:style-name="MathematicaFormatStandardForm"><text:span text:style-name="T5">...</text:span></text:span></text:p>
      <text:p text:style-name="P7"><text:span text:style-name="MathematicaFormatStandardForm"><text:span text:style-name="T5"/></text:span></text:p>
      <text:p text:style-name="P7"><text:span text:style-name="MathematicaFormatStandardForm"><text:span text:style-name="T1"><draw:frame draw:style-name="fr1" draw:name="Object10" text:anchor-type="as-char" svg:y="-0.2339in" svg:width="3.4634in" svg:height="0.37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…</text:span></text:span></text:p>
      <text:p text:style-name="P7"><text:span text:style-name="MathematicaFormatStandardForm"><text:span text:style-name="T5"/></text:span></text:p>
      <text:p text:style-name="P7"><text:span text:style-name="MathematicaFormatStandardForm"><text:span text:style-name="T5"><draw:frame draw:style-name="fr1" draw:name="Object11" text:anchor-type="as-char" svg:y="-0.2083in" svg:width="2.9429in" svg:height="0.35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8"><text:span text:style-name="MathematicaFormatStandardForm"><text:span text:style-name="T5"/></text:span></text:p>
      <text:p text:style-name="P8"><text:span text:style-name="MathematicaFormatStandardForm"><text:span text:style-name="T5"><draw:frame draw:style-name="fr1" draw:name="Object12" text:anchor-type="as-char" svg:y="-0.2083in" svg:width="3.3236in" svg:height="0.357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8"><text:span text:style-name="MathematicaFormatStandardForm"><text:span text:style-name="T5"/></text:span></text:p>
      <text:p text:style-name="P8"><text:span text:style-name="MathematicaFormatStandardForm"><text:span text:style-name="T5"><draw:frame draw:style-name="fr1" draw:name="Object13" text:anchor-type="as-char" svg:y="-0.2083in" svg:width="3.1681in" svg:height="0.35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8"><text:span text:style-name="MathematicaFormatStandardForm"><text:span text:style-name="T5"/></text:span></text:p>
      <text:p text:style-name="P8"><text:span text:style-name="MathematicaFormatStandardForm"><text:span text:style-name="T5">…</text:span></text:span></text:p>
      <text:p text:style-name="P8"><text:span text:style-name="MathematicaFormatStandardForm"><text:span text:style-name="T5"/></text:span></text:p>
      <text:p text:style-name="P9"><text:span text:style-name="MathematicaFormatStandardForm"><text:span text:style-name="T5"><text:tab/></text:span></text:span></text:p>
      <text:p text:style-name="P9"><text:span text:style-name="MathematicaFormatStandardForm"><text:span text:style-name="T5"/></text:span></text:p>
      <text:p text:style-name="P9"><text:span text:style-name="MathematicaFormatStandardForm"><text:span text:style-name="T5"><draw:frame draw:style-name="fr1" draw:name="Object15" text:anchor-type="as-char" svg:y="-0.228in" svg:width="4.6035in" svg:height="0.3717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9"><text:span text:style-name="MathematicaFormatStandardForm"><text:span text:style-name="T5"/></text:span></text:p>
      <text:p text:style-name="P10"><text:span text:style-name="MathematicaFormatStandardForm"><text:span text:style-name="T5"><draw:frame draw:style-name="fr1" draw:name="Object16" text:anchor-type="as-char" svg:y="-0.2228in" svg:width="3.5217in" svg:height="0.3665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0"><text:span text:style-name="MathematicaFormatStandardForm"><text:span text:style-name="T5"/></text:span></text:p>
      <text:p text:style-name="P10"><text:span text:style-name="MathematicaFormatStandardForm"><text:span text:style-name="T5"><draw:frame draw:style-name="fr1" draw:name="Object17" text:anchor-type="as-char" svg:y="-0.2228in" svg:width="2.9929in" svg:height="0.3665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10"><text:span text:style-name="MathematicaFormatStandardForm"><text:span text:style-name="T5"/></text:span></text:p>
      <text:p text:style-name="P11"><text:span text:style-name="MathematicaFormatStandardForm"><text:span text:style-name="T5"><draw:frame draw:style-name="fr1" draw:name="Object18" text:anchor-type="as-char" svg:y="-0.2043in" svg:width="2.7425in" svg:height="0.348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4:52:16.452000000</meta:creation-date>
    <dc:date>2015-11-21T10:31:16.715000000</dc:date>
    <meta:editing-duration>P4DT4H29M54S</meta:editing-duration>
    <meta:editing-cycles>9</meta:editing-cycles>
    <meta:generator>LibreOffice/5.0.0.5$Windows_x86 LibreOffice_project/1b1a90865e348b492231e1c451437d7a15bb262b</meta:generator>
    <meta:document-statistic meta:table-count="0" meta:image-count="0" meta:object-count="19" meta:page-count="4" meta:paragraph-count="31" meta:word-count="90" meta:character-count="484" meta:non-whitespace-character-count="402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−</mo>
            <msup>
              <mi>x</mi>
              <mrow>
                <mn>1</mn>
                <mo stretchy="false">−</mo>
                <mi>s</mi>
              </mrow>
            </msup>
          </mrow>
        </mrow>
        <mo fence="true" stretchy="false">)</mo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frac>
                <mn>1</mn>
                <msup>
                  <mi>j</mi>
                  <mi>s</mi>
                </msup>
              </mfrac>
            </mrow>
            <mo stretchy="false">−</mo>
            <mrow>
              <msup>
                <mi>x</mi>
                <mrow>
                  <mn>1</mn>
                  <mo stretchy="false">−</mo>
                  <mi>s</mi>
                </mrow>
              </msup>
              <mo stretchy="false">⋅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 mathvariant="normal">∞</mi>
                </munderover>
                <mfrac>
                  <mn>1</mn>
                  <msup>
                    <mi>j</mi>
                    <mi>s</mi>
                  </msup>
                </mfrac>
              </mrow>
            </mrow>
            <mo stretchy="false">−</mo>
            <mfrac>
              <mn>1</mn>
              <msup>
                <mrow>
                  <mo fence="true" stretchy="false">(</mo>
                  <mrow>
                    <mrow>
                      <mi>j</mi>
                      <mo stretchy="false">+</mo>
                      <mrow>
                        <mi>n</mi>
                        <mo stretchy="false">⋅</mo>
                        <msup>
                          <mi>x</mi>
                          <mrow>
                            <mo stretchy="false">−</mo>
                            <mn>1</mn>
                          </mrow>
                        </msup>
                      </mrow>
                    </mrow>
                  </mrow>
                  <mo fence="true" stretchy="false">)</mo>
                </mrow>
                <mi>s</mi>
              </msup>
            </mfrac>
          </mrow>
        </mrow>
        <mo fence="true" stretchy="false">)</mo>
      </mrow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(1-x^{ 1-s })%zeta( s ) = 

lim from {n rightarrow infinity}{}

(sum from j = 1 to n { 1 over j^s }

- 

x^{1-s} cdot sum from j = 1 to infinity { 1 over j^s } - {1 over (j+n cdot x^-1)^s}), re( s )&gt;0</annotation>
  </semantics>
</math>
</file>

<file path=Object 10/content.xml><?xml version="1.0" encoding="utf-8"?>
<math xmlns="http://www.w3.org/1998/Math/MathML" display="block">
  <semantics>
    <mrow>
      <mrow>
        <mo stretchy="false">−</mo>
        <msup>
          <mi>x</mi>
          <mrow>
            <mn>1</mn>
            <mo stretchy="false">−</mo>
            <mi>s</mi>
          </mrow>
        </msup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 mathvariant="normal">∞</mi>
              </munderover>
              <mrow>
                <mo fence="true" stretchy="false">(</mo>
                <mrow>
                  <mrow>
                    <mo stretchy="false">−</mo>
                    <msup>
                      <mrow>
                        <mo fence="true" stretchy="false">(</mo>
                        <mrow>
                          <mrow>
                            <mi>j</mi>
                            <mo stretchy="false">+</mo>
                            <mrow>
                              <mi>n</mi>
                              <mo stretchy="false">⋅</mo>
                              <mi>x</mi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</mrow>
            <mo stretchy="false">−</mo>
            <mrow>
              <msup>
                <mi>x</mi>
                <mrow>
                  <mn>1</mn>
                  <mo stretchy="false">−</mo>
                  <mi>s</mi>
                </mrow>
              </msup>
              <mo stretchy="false">⋅</mo>
              <mrow>
                <munder>
                  <mo stretchy="false">∑</mo>
                  <mrow>
                    <mn>1</mn>
                    <mo stretchy="false">≤</mo>
                    <mi>j</mi>
                    <mo stretchy="false">≤</mo>
                    <mi>n</mi>
                  </mrow>
                </munder>
                <mfrac>
                  <mn>1</mn>
                  <msup>
                    <mi>j</mi>
                    <mi>s</mi>
                  </msup>
                </mfrac>
              </mrow>
            </mrow>
          </mrow>
        </mrow>
        <mo fence="true" stretchy="false">)</mo>
      </mrow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-x^{ 1-s }%zeta( s ) = 

lim from {n rightarrow infinity}{}
(  
sum from j = 1 to infinity (- {( j+n cdot x )^-s})

- 

x^{1-s} cdot sum from {1 &lt;= j &lt;= n} { 1 over j^s }), re( s )&gt;0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−</mo>
            <msup>
              <mi>x</mi>
              <mrow>
                <mn>1</mn>
                <mo stretchy="false">−</mo>
                <mi>s</mi>
              </mrow>
            </msup>
          </mrow>
        </mrow>
        <mo fence="true" stretchy="false">)</mo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 mathvariant="normal">∞</mi>
              </munderover>
              <mrow>
                <mo fence="true" stretchy="false">(</mo>
                <mrow>
                  <mrow>
                    <mfrac>
                      <mn>1</mn>
                      <msup>
                        <mi>j</mi>
                        <mi>s</mi>
                      </msup>
                    </mfrac>
                    <mo stretchy="false">−</mo>
                    <mfrac>
                      <mn>1</mn>
                      <msup>
                        <mrow>
                          <mo fence="true" stretchy="false">(</mo>
                          <mrow>
                            <mrow>
                              <mi>j</mi>
                              <mo stretchy="false">+</mo>
                              <mrow>
                                <mi>n</mi>
                                <mo stretchy="false">⋅</mo>
                                <mi>x</mi>
                              </mrow>
                            </mrow>
                          </mrow>
                          <mo fence="true" stretchy="false">)</mo>
                        </mrow>
                        <mi>s</mi>
                      </msup>
                    </mfrac>
                  </mrow>
                </mrow>
                <mo fence="true" stretchy="false">)</mo>
              </mrow>
            </mrow>
            <mo stretchy="false">−</mo>
            <mrow>
              <msup>
                <mi>x</mi>
                <mrow>
                  <mn>1</mn>
                  <mo stretchy="false">−</mo>
                  <mi>s</mi>
                </mrow>
              </msup>
              <mo stretchy="false">⋅</mo>
              <mrow>
                <munder>
                  <mo stretchy="false">∑</mo>
                  <mrow>
                    <mn>1</mn>
                    <mo stretchy="false">≤</mo>
                    <mi>j</mi>
                    <mo stretchy="false">≤</mo>
                    <mi>n</mi>
                  </mrow>
                </munder>
                <mfrac>
                  <mn>1</mn>
                  <msup>
                    <mi>j</mi>
                    <mi>s</mi>
                  </msup>
                </mfrac>
              </mrow>
            </mrow>
          </mrow>
        </mrow>
        <mo fence="true" stretchy="false">)</mo>
      </mrow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(1-x^{ 1-s })%zeta( s ) = 

lim from {n rightarrow infinity}{}
(  
sum from j = 1 to infinity ({1 over j^s} - {1 over ( j+n cdot x )^s})

- 

x^{1-s} cdot sum from {1 &lt;= j &lt;= n} { 1 over j^s }), re( s )&gt;0</annotation>
  </semantics>
</math>
</file>

<file path=Object 12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up>
              <mi>j</mi>
              <mi>s</mi>
            </msup>
          </mfrac>
        </mrow>
        <mo stretchy="false">+</mo>
        <mrow>
          <msup>
            <mi>n</mi>
            <mi>k</mi>
          </msup>
          <mo stretchy="false">⋅</mo>
          <mrow>
            <mo fence="true" stretchy="false">(</mo>
            <mrow>
              <mfrac>
                <mrow>
                  <mi>s</mi>
                  <mo stretchy="false">−</mo>
                  <mn>1</mn>
                  <mo stretchy="false">+</mo>
                  <mi>k</mi>
                </mrow>
                <mrow>
                  <mi>s</mi>
                  <mo stretchy="false">−</mo>
                  <mn>1</mn>
                </mrow>
              </mfrac>
            </mrow>
            <mo fence="true" stretchy="false">)</mo>
          </mrow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i>s</mi>
                        <mo stretchy="false">+</mo>
                        <mi>k</mi>
                      </mrow>
                    </mrow>
                    <mo fence="true" stretchy="false">)</mo>
                  </mrow>
                  <mo stretchy="false">−</mo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rac>
                      <mn>1</mn>
                      <msup>
                        <mi>j</mi>
                        <mrow>
                          <mi>s</mi>
                          <mo stretchy="false">+</mo>
                          <mi>k</mi>
                        </mrow>
                      </msup>
                    </mfrac>
                  </mrow>
                </mrow>
              </mrow>
            </mrow>
            <mo fence="true" stretchy="false">)</mo>
          </mrow>
        </mrow>
      </mrow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%zeta( s ) = 

lim from {n rightarrow infinity}{}

sum from j = 1 to n {1 over j^s }

+ 

n^k cdot {( {s-1+k} over {s-1} )} cdot ( %zeta(s+k)- sum from j = 1 to n {1 over j^{s+k}} ), re( s ) &gt; 0</annotation>
  </semantics>
</math>
</file>

<file path=Object 13/content.xml><?xml version="1.0" encoding="utf-8"?>
<math xmlns="http://www.w3.org/1998/Math/MathML" display="block">
  <semantics>
    <mrow>
      <mfrac>
        <msup>
          <mo stretchy="false">∂</mo>
          <mi>z</mi>
        </msup>
        <mrow>
          <mo stretchy="false">∂</mo>
          <msup>
            <mi>x</mi>
            <mi>z</mi>
          </msup>
        </mrow>
      </mfrac>
      <mrow>
        <mo fence="true" stretchy="false">(</mo>
        <mrow>
          <mrow>
            <mn>1</mn>
            <mo stretchy="false">−</mo>
            <msup>
              <mi>x</mi>
              <mrow>
                <mn>1</mn>
                <mo stretchy="false">−</mo>
                <mi>s</mi>
              </mrow>
            </msup>
          </mrow>
        </mrow>
        <mo fence="true" stretchy="false">)</mo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i>s</mi>
            </mrow>
          </mrow>
          <mo fence="true" stretchy="false">)</mo>
        </mrow>
      </mrow>
      <mrow>
        <mfrac>
          <mrow>
            <mi mathvariant="normal">Γ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row>
                  <mn>2</mn>
                  <mo stretchy="false">−</mo>
                  <mi>s</mi>
                  <mo stretchy="false">−</mo>
                  <mi>z</mi>
                </mrow>
              </mrow>
              <mo fence="true" stretchy="false">)</mo>
            </mrow>
          </mrow>
        </mfrac>
        <mo stretchy="false">⋅</mo>
        <msup>
          <mi>x</mi>
          <mrow>
            <mn>1</mn>
            <mo stretchy="false">−</mo>
            <mi>s</mi>
            <mo stretchy="false">−</mo>
            <mi>z</mi>
          </mrow>
        </msup>
        <mo stretchy="false">⋅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partial^z over {partial x^z }(1-x^{ 1-s })%zeta( s ) = ( 1-s ){%GAMMA( 1-s )} over {%GAMMA( 2-s-z )}cdot x^{ 1-s-z } cdot %zeta( s )</annotation>
  </semantics>
</math>
</file>

<file path=Object 14/content.xml><?xml version="1.0" encoding="utf-8"?>
<math xmlns="http://www.w3.org/1998/Math/MathML" display="block">
  <semantics>
    <mrow>
      <mfrac>
        <msup>
          <mo stretchy="false">∂</mo>
          <mi>z</mi>
        </msup>
        <mrow>
          <mo stretchy="false">∂</mo>
          <msup>
            <mi>x</mi>
            <mi>z</mi>
          </msup>
        </mrow>
      </mfrac>
      <mrow>
        <mrow>
          <munderover>
            <mo stretchy="false">∑</mo>
            <mrow>
              <mi>j</mi>
              <mo stretchy="false">=</mo>
              <mn>1</mn>
            </mrow>
            <mi mathvariant="normal">∞</mi>
          </munderover>
          <mrow>
            <mo fence="true" stretchy="false">(</mo>
            <mrow>
              <mrow>
                <mfrac>
                  <mn>1</mn>
                  <msup>
                    <mi>j</mi>
                    <mi>s</mi>
                  </msup>
                </mfrac>
                <mo stretchy="false">−</mo>
                <mfrac>
                  <mn>1</mn>
                  <msup>
                    <mrow>
                      <mo fence="true" stretchy="false">(</mo>
                      <mrow>
                        <mrow>
                          <mi>j</mi>
                          <mo stretchy="false">+</mo>
                          <mrow>
                            <mi>n</mi>
                            <mo stretchy="false">⋅</mo>
                            <mi>x</mi>
                          </mrow>
                        </mrow>
                      </mrow>
                      <mo fence="true" stretchy="false">)</mo>
                    </mrow>
                    <mi>s</mi>
                  </msup>
                </mfrac>
              </mrow>
            </mrow>
            <mo fence="true" stretchy="false">)</mo>
          </mrow>
        </mrow>
        <mo stretchy="false">=</mo>
        <mrow>
          <mrow>
            <mo stretchy="false">−</mo>
            <msup>
              <mi>n</mi>
              <mi>z</mi>
            </msup>
          </mrow>
          <mo stretchy="false">⋅</mo>
          <mfrac>
            <mrow>
              <mi mathvariant="normal">Γ</mi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row>
                    <mn>1</mn>
                    <mo stretchy="false">−</mo>
                    <mi>s</mi>
                    <mo stretchy="false">−</mo>
                    <mi>z</mi>
                  </mrow>
                </mrow>
                <mo fence="true" stretchy="false">)</mo>
              </mrow>
            </mrow>
          </mfrac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i mathvariant="normal">∞</mi>
            </munderover>
            <msup>
              <mrow>
                <mo fence="true" stretchy="false">(</mo>
                <mrow>
                  <mrow>
                    <mrow>
                      <mi>j</mi>
                      <mo stretchy="false">+</mo>
                      <mi>n</mi>
                    </mrow>
                    <mi>x</mi>
                  </mrow>
                </mrow>
                <mo fence="true" stretchy="false">)</mo>
              </mrow>
              <mrow>
                <mrow>
                  <mo stretchy="false">−</mo>
                  <mi>s</mi>
                </mrow>
                <mo stretchy="false">−</mo>
                <mi>z</mi>
              </mrow>
            </msup>
          </mrow>
        </mrow>
      </mrow>
    </mrow>
    <annotation encoding="StarMath 5.0">partial^z over {partial x^z } sum from j = 1 to infinity ({1 over j^s} - {1 over ( j+n cdot x )^s}) = -n^z cdot {{%GAMMA(1-s)}over{%GAMMA(1-s-z)}}cdot sum from j=1 to infinity ( j+n x )^{ -s-z }
</annotation>
  </semantics>
</math>
</file>

<file path=Object 15/content.xml><?xml version="1.0" encoding="utf-8"?>
<math xmlns="http://www.w3.org/1998/Math/MathML" display="block">
  <semantics>
    <mrow>
      <mrow>
        <mrow>
          <mfrac>
            <msup>
              <mo stretchy="false">∂</mo>
              <mi>z</mi>
            </msup>
            <mrow>
              <mo stretchy="false">∂</mo>
              <msup>
                <mi>x</mi>
                <mi>z</mi>
              </msup>
            </mrow>
          </mfrac>
          <mo stretchy="false">−</mo>
          <mrow>
            <msup>
              <mi>x</mi>
              <mrow>
                <mn>1</mn>
                <mo stretchy="false">−</mo>
                <mi>s</mi>
              </mrow>
            </msup>
            <mo stretchy="false">⋅</mo>
            <mrow>
              <munder>
                <mo stretchy="false">∑</mo>
                <mrow>
                  <mn>1</mn>
                  <mo stretchy="false">≤</mo>
                  <mi>j</mi>
                  <mo stretchy="false">≤</mo>
                  <mi>n</mi>
                </mrow>
              </munder>
              <mfrac>
                <mn>1</mn>
                <msup>
                  <mi>j</mi>
                  <mi>s</mi>
                </msup>
              </mfrac>
            </mrow>
          </mrow>
        </mrow>
        <mo stretchy="false">=</mo>
        <mrow>
          <mo fence="true" stretchy="false">(</mo>
          <mrow>
            <mrow>
              <mn>1</mn>
              <mo stretchy="false">−</mo>
              <mi>s</mi>
            </mrow>
          </mrow>
          <mo fence="true" stretchy="false">)</mo>
        </mrow>
      </mrow>
      <mrow>
        <mfrac>
          <mrow>
            <mi mathvariant="normal">Γ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row>
                  <mn>2</mn>
                  <mo stretchy="false">−</mo>
                  <mi>s</mi>
                  <mo stretchy="false">−</mo>
                  <mi>z</mi>
                </mrow>
              </mrow>
              <mo fence="true" stretchy="false">)</mo>
            </mrow>
          </mrow>
        </mfrac>
        <mo stretchy="false">⋅</mo>
        <msup>
          <mi>x</mi>
          <mrow>
            <mn>1</mn>
            <mo stretchy="false">−</mo>
            <mi>s</mi>
            <mo stretchy="false">−</mo>
            <mi>z</mi>
          </mrow>
        </msup>
        <mo stretchy="false">⋅</mo>
        <mrow>
          <munder>
            <mo stretchy="false">∑</mo>
            <mrow>
              <mn>1</mn>
              <mo stretchy="false">≤</mo>
              <mi>j</mi>
              <mo stretchy="false">≤</mo>
              <mi>n</mi>
            </mrow>
          </munder>
          <mfrac>
            <mn>1</mn>
            <msup>
              <mi>j</mi>
              <mi>s</mi>
            </msup>
          </mfrac>
        </mrow>
      </mrow>
    </mrow>
    <annotation encoding="StarMath 5.0">partial^z over {partial x^z } - x^{1-s} cdot sum from {1 &lt;= j &lt;= n} { 1 over j^s } = ( 1-s ){%GAMMA( 1-s )} over {%GAMMA( 2-s-z )}cdot x^{ 1-s-z } cdot sum from {1 &lt;= j &lt;= n} { 1 over j^s }</annotation>
  </semantics>
</math>
</file>

<file path=Object 17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>
            <mo stretchy="false">∑</mo>
            <mrow>
              <mn>1</mn>
              <mo stretchy="false">≤</mo>
              <mi>j</mi>
              <mo stretchy="false">≤</mo>
              <mi>n</mi>
            </mrow>
          </munder>
          <mfrac>
            <mn>1</mn>
            <msup>
              <mi>j</mi>
              <mi>s</mi>
            </msup>
          </mfrac>
        </mrow>
        <mo stretchy="false">−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i>s</mi>
                      </mrow>
                    </mrow>
                    <mo fence="true" stretchy="false">)</mo>
                  </mrow>
                  <mrow>
                    <mfrac>
                      <mrow>
                        <mi mathvariant="normal">Γ</mi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s</mi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Γ</mi>
                        <mrow>
                          <mo fence="true" stretchy="false">(</mo>
                          <mrow>
                            <mrow>
                              <mn>2</mn>
                              <mo stretchy="false">−</mo>
                              <mi>s</mi>
                              <mo stretchy="false">−</mo>
                              <mi>z</mi>
                            </mrow>
                          </mrow>
                          <mo fence="true" stretchy="false">)</mo>
                        </mrow>
                      </mrow>
                    </mfrac>
                    <mo stretchy="false">⋅</mo>
                    <msup>
                      <mi>x</mi>
                      <mrow>
                        <mn>1</mn>
                        <mo stretchy="false">−</mo>
                        <mi>s</mi>
                        <mo stretchy="false">−</mo>
                        <mi>z</mi>
                      </mrow>
                    </msup>
                  </mrow>
                </mrow>
              </mrow>
              <mo fence="true" stretchy="false">)</mo>
            </mrow>
            <mrow>
              <mo stretchy="false">−</mo>
              <mn>1</mn>
            </mrow>
          </msup>
          <mo stretchy="false">⋅</mo>
          <msup>
            <mi>n</mi>
            <mi>z</mi>
          </msup>
          <mo stretchy="false">⋅</mo>
          <mfrac>
            <mrow>
              <mi mathvariant="normal">Γ</mi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row>
                    <mn>1</mn>
                    <mo stretchy="false">−</mo>
                    <mi>s</mi>
                    <mo stretchy="false">−</mo>
                    <mi>z</mi>
                  </mrow>
                </mrow>
                <mo fence="true" stretchy="false">)</mo>
              </mrow>
            </mrow>
          </mfrac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i mathvariant="normal">∞</mi>
            </munderover>
            <msup>
              <mrow>
                <mo fence="true" stretchy="false">(</mo>
                <mrow>
                  <mrow>
                    <mrow>
                      <mi>j</mi>
                      <mo stretchy="false">+</mo>
                      <mi>n</mi>
                    </mrow>
                    <mi>x</mi>
                  </mrow>
                </mrow>
                <mo fence="true" stretchy="false">)</mo>
              </mrow>
              <mrow>
                <mrow>
                  <mo stretchy="false">−</mo>
                  <mi>s</mi>
                </mrow>
                <mo stretchy="false">−</mo>
                <mi>z</mi>
              </mrow>
            </msup>
          </mrow>
        </mrow>
      </mrow>
    </mrow>
    <annotation encoding="StarMath 5.0">%zeta( s ) = lim from {n rightarrow infinity}{}sum from {1 &lt;= j &lt;= n} { 1 over j^s }

-

(( 1-s ){%GAMMA( 1-s )} over {%GAMMA( 2-s-z )}cdot x^{ 1-s-z })^-1 cdot
n^z cdot {{%GAMMA(1-s)}over{%GAMMA(1-s-z)}}cdot sum from j=1 to infinity ( j+n x )^{ -s-z }
</annotation>
  </semantics>
</math>
</file>

<file path=Object 18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>
            <mo stretchy="false">∑</mo>
            <mrow>
              <mn>1</mn>
              <mo stretchy="false">≤</mo>
              <mi>j</mi>
              <mo stretchy="false">≤</mo>
              <mi>n</mi>
            </mrow>
          </munder>
          <mfrac>
            <mn>1</mn>
            <msup>
              <mi>j</mi>
              <mi>s</mi>
            </msup>
          </mfrac>
        </mrow>
        <mo stretchy="false">−</mo>
        <mrow>
          <mfrac>
            <mn>1</mn>
            <mrow>
              <mn>1</mn>
              <mo stretchy="false">−</mo>
              <mi>s</mi>
            </mrow>
          </mfrac>
          <mo stretchy="false">⋅</mo>
          <mfrac>
            <msup>
              <mi>n</mi>
              <mi>z</mi>
            </msup>
            <msup>
              <mi>x</mi>
              <mrow>
                <mn>1</mn>
                <mo stretchy="false">−</mo>
                <mi>s</mi>
                <mo stretchy="false">−</mo>
                <mi>z</mi>
              </mrow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n>2</mn>
                    <mo stretchy="false">−</mo>
                    <mi>s</mi>
                    <mo stretchy="false">−</mo>
                    <mi>z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row>
                    <mn>1</mn>
                    <mo stretchy="false">−</mo>
                    <mi>s</mi>
                    <mo stretchy="false">−</mo>
                    <mi>z</mi>
                  </mrow>
                </mrow>
                <mo fence="true" stretchy="false">)</mo>
              </mrow>
            </mrow>
          </mfrac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i mathvariant="normal">∞</mi>
            </munderover>
            <msup>
              <mrow>
                <mo fence="true" stretchy="false">(</mo>
                <mrow>
                  <mrow>
                    <mrow>
                      <mi>j</mi>
                      <mo stretchy="false">+</mo>
                      <mi>n</mi>
                    </mrow>
                    <mi>x</mi>
                  </mrow>
                </mrow>
                <mo fence="true" stretchy="false">)</mo>
              </mrow>
              <mrow>
                <mrow>
                  <mo stretchy="false">−</mo>
                  <mi>s</mi>
                </mrow>
                <mo stretchy="false">−</mo>
                <mi>z</mi>
              </mrow>
            </msup>
          </mrow>
        </mrow>
      </mrow>
    </mrow>
    <annotation encoding="StarMath 5.0">%zeta( s ) = lim from {n rightarrow infinity}{}sum from {1 &lt;= j &lt;= n} { 1 over j^s }

-

1 over { 1-s } cdot
{n^z over x^{ 1-s-z }} cdot {{%GAMMA( 2-s-z )} over{%GAMMA(1-s-z)}}cdot sum from j=1 to infinity ( j+n x )^{ -s-z }
</annotation>
  </semantics>
</math>
</file>

<file path=Object 19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>
            <mo stretchy="false">∑</mo>
            <mrow>
              <mn>1</mn>
              <mo stretchy="false">≤</mo>
              <mi>j</mi>
              <mo stretchy="false">≤</mo>
              <mi>n</mi>
            </mrow>
          </munder>
          <mfrac>
            <mn>1</mn>
            <msup>
              <mi>j</mi>
              <mi>s</mi>
            </msup>
          </mfrac>
        </mrow>
        <mo stretchy="false">−</mo>
        <mrow>
          <mfrac>
            <msup>
              <mi>n</mi>
              <mi>z</mi>
            </msup>
            <msup>
              <mi>x</mi>
              <mrow>
                <mn>1</mn>
                <mo stretchy="false">−</mo>
                <mi>s</mi>
                <mo stretchy="false">−</mo>
                <mi>z</mi>
              </mrow>
            </msup>
          </mfrac>
          <mo stretchy="false">⋅</mo>
          <mfrac>
            <mrow>
              <mn>1</mn>
              <mo stretchy="false">−</mo>
              <mi>s</mi>
              <mo stretchy="false">−</mo>
              <mi>z</mi>
            </mrow>
            <mrow>
              <mn>1</mn>
              <mo stretchy="false">−</mo>
              <mi>s</mi>
            </mrow>
          </mfrac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i mathvariant="normal">∞</mi>
            </munderover>
            <msup>
              <mrow>
                <mo fence="true" stretchy="false">(</mo>
                <mrow>
                  <mrow>
                    <mrow>
                      <mi>j</mi>
                      <mo stretchy="false">+</mo>
                      <mi>n</mi>
                    </mrow>
                    <mi>x</mi>
                  </mrow>
                </mrow>
                <mo fence="true" stretchy="false">)</mo>
              </mrow>
              <mrow>
                <mrow>
                  <mo stretchy="false">−</mo>
                  <mi>s</mi>
                </mrow>
                <mo stretchy="false">−</mo>
                <mi>z</mi>
              </mrow>
            </msup>
          </mrow>
        </mrow>
      </mrow>
    </mrow>
    <annotation encoding="StarMath 5.0">%zeta( s ) = lim from {n rightarrow infinity}{}sum from {1 &lt;= j &lt;= n} { 1 over j^s }

-

{n^z over x^{ 1-s-z }} cdot {{1-s-z}over { 1-s }} cdot sum from j=1 to infinity ( j+n x )^{ -s-z }
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−</mo>
            <msup>
              <mi>x</mi>
              <mrow>
                <mn>1</mn>
                <mo stretchy="false">−</mo>
                <mi>s</mi>
              </mrow>
            </msup>
          </mrow>
        </mrow>
        <mo fence="true" stretchy="false">)</mo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 mathvariant="normal">∞</mi>
              </munderover>
              <mrow>
                <mo fence="true" stretchy="false">(</mo>
                <mrow>
                  <mrow>
                    <mfrac>
                      <mn>1</mn>
                      <msup>
                        <mi>j</mi>
                        <mi>s</mi>
                      </msup>
                    </mfrac>
                    <mo stretchy="false">−</mo>
                    <mfrac>
                      <mn>1</mn>
                      <msup>
                        <mrow>
                          <mo fence="true" stretchy="false">(</mo>
                          <mrow>
                            <mrow>
                              <mi>j</mi>
                              <mo stretchy="false">+</mo>
                              <mrow>
                                <mi>n</mi>
                                <mo stretchy="false">⋅</mo>
                                <mi>x</mi>
                              </mrow>
                            </mrow>
                          </mrow>
                          <mo fence="true" stretchy="false">)</mo>
                        </mrow>
                        <mi>s</mi>
                      </msup>
                    </mfrac>
                  </mrow>
                </mrow>
                <mo fence="true" stretchy="false">)</mo>
              </mrow>
            </mrow>
            <mo stretchy="false">−</mo>
            <mrow>
              <msup>
                <mi>x</mi>
                <mrow>
                  <mn>1</mn>
                  <mo stretchy="false">−</mo>
                  <mi>s</mi>
                </mrow>
              </msup>
              <mo stretchy="false">⋅</mo>
              <mrow>
                <munder>
                  <mo stretchy="false">∑</mo>
                  <mrow>
                    <mn>1</mn>
                    <mo stretchy="false">≤</mo>
                    <mi>j</mi>
                    <mo stretchy="false">≤</mo>
                    <mi>n</mi>
                  </mrow>
                </munder>
                <mfrac>
                  <mn>1</mn>
                  <msup>
                    <mi>j</mi>
                    <mi>s</mi>
                  </msup>
                </mfrac>
              </mrow>
            </mrow>
          </mrow>
        </mrow>
        <mo fence="true" stretchy="false">)</mo>
      </mrow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(1-x^{ 1-s })%zeta( s ) = 

lim from {n rightarrow infinity}{}
(  
sum from j = 1 to infinity ({1 over j^s} - {1 over ( j+n cdot x )^s})

- 

x^{1-s} cdot sum from {1 &lt;= j &lt;= n} { 1 over j^s }), re( s )&gt;0</annotation>
  </semantics>
</math>
</file>

<file path=Object 20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>
            <mo stretchy="false">∑</mo>
            <mrow>
              <mn>1</mn>
              <mo stretchy="false">≤</mo>
              <mi>j</mi>
              <mo stretchy="false">≤</mo>
              <mi>n</mi>
            </mrow>
          </munder>
          <mfrac>
            <mn>1</mn>
            <msup>
              <mi>j</mi>
              <mi>s</mi>
            </msup>
          </mfrac>
        </mrow>
        <mo stretchy="false">−</mo>
        <mrow>
          <msup>
            <mi>n</mi>
            <mi>z</mi>
          </msup>
          <mo stretchy="false">⋅</mo>
          <mrow>
            <mo fence="true" stretchy="false">(</mo>
            <mrow>
              <mrow>
                <mn>1</mn>
                <mo stretchy="false">−</mo>
                <mfrac>
                  <mi>z</mi>
                  <mrow>
                    <mn>1</mn>
                    <mo stretchy="false">−</mo>
                    <mi>s</mi>
                  </mrow>
                </mfrac>
              </mrow>
            </mrow>
            <mo fence="true" stretchy="false">)</mo>
          </mrow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i mathvariant="normal">∞</mi>
            </munderover>
            <msup>
              <mrow>
                <mo fence="true" stretchy="false">(</mo>
                <mrow>
                  <mrow>
                    <mi>j</mi>
                    <mo stretchy="false">+</mo>
                    <mi>n</mi>
                  </mrow>
                </mrow>
                <mo fence="true" stretchy="false">)</mo>
              </mrow>
              <mrow>
                <mrow>
                  <mo stretchy="false">−</mo>
                  <mi>s</mi>
                </mrow>
                <mo stretchy="false">−</mo>
                <mi>z</mi>
              </mrow>
            </msup>
          </mrow>
        </mrow>
      </mrow>
    </mrow>
    <annotation encoding="StarMath 5.0">%zeta( s ) = lim from {n rightarrow infinity}{}sum from {1 &lt;= j &lt;= n} { 1 over j^s }

-

{n^z} cdot (1-{{z}over { 1-s }}) cdot sum from j=1 to infinity ( j+n )^{ -s-z }
</annotation>
  </semantics>
</math>
</file>

<file path=Object 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up>
              <mi>j</mi>
              <mi>s</mi>
            </msup>
          </mfrac>
        </mrow>
        <mo stretchy="false">+</mo>
        <mrow>
          <msup>
            <mi>n</mi>
            <mi>k</mi>
          </msup>
          <mo stretchy="false">⋅</mo>
          <mrow>
            <mo fence="true" stretchy="false">(</mo>
            <mrow>
              <mfrac>
                <mrow>
                  <mi>s</mi>
                  <mo stretchy="false">−</mo>
                  <mn>1</mn>
                  <mo stretchy="false">+</mo>
                  <mi>k</mi>
                </mrow>
                <mrow>
                  <mi>s</mi>
                  <mo stretchy="false">−</mo>
                  <mn>1</mn>
                </mrow>
              </mfrac>
            </mrow>
            <mo fence="true" stretchy="false">)</mo>
          </mrow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i>s</mi>
                        <mo stretchy="false">+</mo>
                        <mi>k</mi>
                      </mrow>
                    </mrow>
                    <mo fence="true" stretchy="false">)</mo>
                  </mrow>
                  <mo stretchy="false">−</mo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rac>
                      <mn>1</mn>
                      <msup>
                        <mi>j</mi>
                        <mrow>
                          <mi>s</mi>
                          <mo stretchy="false">+</mo>
                          <mi>k</mi>
                        </mrow>
                      </msup>
                    </mfrac>
                  </mrow>
                </mrow>
              </mrow>
            </mrow>
            <mo fence="true" stretchy="false">)</mo>
          </mrow>
        </mrow>
      </mrow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%zeta( s ) = 

lim from {n rightarrow infinity}{}

sum from j = 1 to n {1 over j^s }

+ 

n^k cdot {( {s-1+k} over {s-1} )} cdot ( %zeta(s+k)- sum from j = 1 to n {1 over j^{s+k}} ), re( s ) &gt; 0</annotation>
  </semantics>
</math>
</file>

<file path=Object 4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frac>
                <mn>1</mn>
                <msup>
                  <mi>j</mi>
                  <mi>s</mi>
                </msup>
              </mfrac>
            </mrow>
            <mo stretchy="false">−</mo>
            <mrow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i>t</mi>
                </munderover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row>
              <mo stretchy="false">⋅</mo>
              <mrow>
                <mo fence="true" stretchy="false">(</mo>
                <mrow>
                  <mtable>
                    <mtr>
                      <mtd>
                        <mi>t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n>1</mn>
                    <mo stretchy="false">+</mo>
                    <mfrac>
                      <mi>k</mi>
                      <mrow>
                        <mi>s</mi>
                        <mo stretchy="false">−</mo>
                        <mn>1</mn>
                      </mrow>
                    </mfrac>
                  </mrow>
                </mrow>
                <mo fence="true" stretchy="false">)</mo>
              </mrow>
              <mo stretchy="false">⋅</mo>
              <mrow>
                <msup>
                  <mi>n</mi>
                  <mi>k</mi>
                </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row>
                              <mi>s</mi>
                              <mo stretchy="false">+</mo>
                              <mi>k</mi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underover>
                            <mo stretchy="false">∑</mo>
                            <mrow>
                              <mi>j</mi>
                              <mo stretchy="false">=</mo>
                              <mn>1</mn>
                            </mrow>
                            <mi>n</mi>
                          </munderover>
                          <mfrac>
                            <mn>1</mn>
                            <msup>
                              <mi>j</mi>
                              <mrow>
                                <mi>s</mi>
                                <mo stretchy="false">+</mo>
                                <mi>k</mi>
                              </mrow>
                            </msup>
                          </mfrac>
                        </mrow>
                      </mrow>
                    </mrow>
                  </mrow>
                  <mo fence="true" stretchy="false">)</mo>
                </mrow>
              </mrow>
            </mrow>
          </mrow>
        </mrow>
        <mo fence="true" stretchy="false">)</mo>
      </mrow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row>
          <mrow>
            <mo stretchy="false">−</mo>
            <mi>t</mi>
          </mrow>
          <mo stretchy="false">+</mo>
          <mn>1</mn>
        </mrow>
      </mrow>
    </mrow>
    <annotation encoding="StarMath 5.0">%zeta( s )

=

lim from {n rightarrow infinity}{}

(sum from j = 1 to n {1 over j^s}

-

sum from k = 1 to t (-1)^k cdot ( binom{t}{k} ) cdot { (1+{k}over{s-1}) cdot {n^k 

(%zeta(s+k)-sum from j = 1 to n {1 over {j^{s+k}}})

}}), Re( s )&gt;-t+1</annotation>
  </semantics>
</math>
</file>

<file path=Object 5/content.xml><?xml version="1.0" encoding="utf-8"?>
<math xmlns="http://www.w3.org/1998/Math/MathML" display="block">
  <semantics>
    <mrow>
      <mrow>
        <mn>0</mn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−</mo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up>
              <mi>j</mi>
              <mi>s</mi>
            </msup>
          </mfrac>
        </mrow>
        <mo stretchy="false">−</mo>
        <mrow>
          <msup>
            <mi>n</mi>
            <mi>k</mi>
          </msup>
          <mo stretchy="false">⋅</mo>
          <mrow>
            <mo fence="true" stretchy="false">(</mo>
            <mrow>
              <mrow>
                <mn>1</mn>
                <mo stretchy="false">+</mo>
                <mfrac>
                  <mi>k</mi>
                  <mrow>
                    <mi>s</mi>
                    <mo stretchy="false">−</mo>
                    <mn>1</mn>
                  </mrow>
                </mfrac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i>s</mi>
                        <mo stretchy="false">+</mo>
                        <mi>k</mi>
                      </mrow>
                    </mrow>
                    <mo fence="true" stretchy="false">)</mo>
                  </mrow>
                  <mo stretchy="false">−</mo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rac>
                      <mn>1</mn>
                      <msup>
                        <mi>j</mi>
                        <mrow>
                          <mi>s</mi>
                          <mo stretchy="false">+</mo>
                          <mi>k</mi>
                        </mrow>
                      </msup>
                    </mfrac>
                  </mrow>
                </mrow>
              </mrow>
            </mrow>
            <mo fence="true" stretchy="false">)</mo>
          </mrow>
        </mrow>
      </mrow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0 = 

lim from {n rightarrow infinity}{}

%zeta( s )

- sum from j = 1 to n {1 over j^s }

- 

n^k cdot {( 1+{k} over {s-1} )} cdot ( %zeta(s+k)- sum from j = 1 to n {1 over j^{s+k}} ), re( s ) &gt; 0</annotation>
  </semantics>
</math>
</file>

<file path=Object 6/content.xml><?xml version="1.0" encoding="utf-8"?>
<math xmlns="http://www.w3.org/1998/Math/MathML" display="block">
  <semantics>
    <mrow>
      <mrow>
        <mn>0</mn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sup>
            <mi>n</mi>
            <mi>m</mi>
          </msup>
          <mo stretchy="false">⋅</mo>
          <mrow>
            <mo fence="true" stretchy="false">(</mo>
            <mrow>
              <mrow>
                <mn>1</mn>
                <mo stretchy="false">+</mo>
                <mfrac>
                  <mi>m</mi>
                  <mrow>
                    <mi>s</mi>
                    <mo stretchy="false">−</mo>
                    <mn>1</mn>
                  </mrow>
                </mfrac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i>s</mi>
                        <mo stretchy="false">+</mo>
                        <mi>m</mi>
                      </mrow>
                    </mrow>
                    <mo fence="true" stretchy="false">)</mo>
                  </mrow>
                  <mo stretchy="false">−</mo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rac>
                      <mn>1</mn>
                      <msup>
                        <mi>j</mi>
                        <mrow>
                          <mi>s</mi>
                          <mo stretchy="false">+</mo>
                          <mi>m</mi>
                        </mrow>
                      </msup>
                    </mfrac>
                  </mrow>
                </mrow>
              </mrow>
            </mrow>
            <mo fence="true" stretchy="false">)</mo>
          </mrow>
        </mrow>
        <mo stretchy="false">−</mo>
        <mrow>
          <msup>
            <mi>n</mi>
            <mi>k</mi>
          </msup>
          <mo stretchy="false">⋅</mo>
          <mrow>
            <mo fence="true" stretchy="false">(</mo>
            <mrow>
              <mrow>
                <mn>1</mn>
                <mo stretchy="false">+</mo>
                <mfrac>
                  <mi>k</mi>
                  <mrow>
                    <mi>s</mi>
                    <mo stretchy="false">−</mo>
                    <mn>1</mn>
                  </mrow>
                </mfrac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i>s</mi>
                        <mo stretchy="false">+</mo>
                        <mi>k</mi>
                      </mrow>
                    </mrow>
                    <mo fence="true" stretchy="false">)</mo>
                  </mrow>
                  <mo stretchy="false">−</mo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rac>
                      <mn>1</mn>
                      <msup>
                        <mi>j</mi>
                        <mrow>
                          <mi>s</mi>
                          <mo stretchy="false">+</mo>
                          <mi>k</mi>
                        </mrow>
                      </msup>
                    </mfrac>
                  </mrow>
                </mrow>
              </mrow>
            </mrow>
            <mo fence="true" stretchy="false">)</mo>
          </mrow>
        </mrow>
      </mrow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0 = 

lim from {n rightarrow infinity}{}

n^m cdot {( 1+{m} over {s-1} )} cdot ( %zeta(s+m)- sum from j = 1 to n {1 over j^{s+m}} )

- 

n^k cdot {( 1+{k} over {s-1} )} cdot ( %zeta(s+k)- sum from j = 1 to n {1 over j^{s+k}} ), re( s ) &gt; 0</annotation>
  </semantics>
</math>
</file>

<file path=Object 7/content.xml><?xml version="1.0" encoding="utf-8"?>
<math xmlns="http://www.w3.org/1998/Math/MathML" display="block">
  <semantics>
    <mrow>
      <mrow>
        <mn>0</mn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sup>
            <mi>n</mi>
            <mi>m</mi>
          </msup>
          <mo stretchy="false">⋅</mo>
          <mrow>
            <mo fence="true" stretchy="false">(</mo>
            <mrow>
              <mrow>
                <mi>s</mi>
                <mo stretchy="false">−</mo>
                <mn>1</mn>
                <mo stretchy="false">+</mo>
                <mi>m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i>s</mi>
                        <mo stretchy="false">+</mo>
                        <mi>m</mi>
                      </mrow>
                    </mrow>
                    <mo fence="true" stretchy="false">)</mo>
                  </mrow>
                  <mo stretchy="false">−</mo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rac>
                      <mn>1</mn>
                      <msup>
                        <mi>j</mi>
                        <mrow>
                          <mi>s</mi>
                          <mo stretchy="false">+</mo>
                          <mi>m</mi>
                        </mrow>
                      </msup>
                    </mfrac>
                  </mrow>
                </mrow>
              </mrow>
            </mrow>
            <mo fence="true" stretchy="false">)</mo>
          </mrow>
        </mrow>
        <mo stretchy="false">−</mo>
        <mrow>
          <msup>
            <mi>n</mi>
            <mi>k</mi>
          </msup>
          <mo stretchy="false">⋅</mo>
          <mrow>
            <mo fence="true" stretchy="false">(</mo>
            <mrow>
              <mrow>
                <mi>s</mi>
                <mo stretchy="false">−</mo>
                <mn>1</mn>
                <mo stretchy="false">+</mo>
                <mi>k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i>s</mi>
                        <mo stretchy="false">+</mo>
                        <mi>k</mi>
                      </mrow>
                    </mrow>
                    <mo fence="true" stretchy="false">)</mo>
                  </mrow>
                  <mo stretchy="false">−</mo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rac>
                      <mn>1</mn>
                      <msup>
                        <mi>j</mi>
                        <mrow>
                          <mi>s</mi>
                          <mo stretchy="false">+</mo>
                          <mi>k</mi>
                        </mrow>
                      </msup>
                    </mfrac>
                  </mrow>
                </mrow>
              </mrow>
            </mrow>
            <mo fence="true" stretchy="false">)</mo>
          </mrow>
        </mrow>
      </mrow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0 = 

lim from {n rightarrow infinity}{}

n^m cdot {( s-1+m )} cdot ( %zeta(s+m)- sum from j = 1 to n {1 over j^{s+m}} )

- 

n^k cdot {( s-1+k )} cdot ( %zeta(s+k)- sum from j = 1 to n {1 over j^{s+k}} ), re( s ) &gt; 0</annotation>
  </semantics>
</math>
</file>

<file path=Object 8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−</mo>
        <msup>
          <mi>x</mi>
          <mrow>
            <mn>1</mn>
            <mo stretchy="false">−</mo>
            <mi>s</mi>
          </mrow>
        </msup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 mathvariant="normal">∞</mi>
              </munderover>
              <mrow>
                <mo fence="true" stretchy="false">(</mo>
                <mrow>
                  <mrow>
                    <mfrac>
                      <mn>1</mn>
                      <msup>
                        <mi>j</mi>
                        <mi>s</mi>
                      </msup>
                    </mfrac>
                    <mo stretchy="false">−</mo>
                    <mfrac>
                      <mn>1</mn>
                      <msup>
                        <mrow>
                          <mo fence="true" stretchy="false">(</mo>
                          <mrow>
                            <mrow>
                              <mi>j</mi>
                              <mo stretchy="false">+</mo>
                              <mrow>
                                <mi>n</mi>
                                <mo stretchy="false">⋅</mo>
                                <mi>x</mi>
                              </mrow>
                            </mrow>
                          </mrow>
                          <mo fence="true" stretchy="false">)</mo>
                        </mrow>
                        <mi>s</mi>
                      </msup>
                    </mfrac>
                  </mrow>
                </mrow>
                <mo fence="true" stretchy="false">)</mo>
              </mrow>
            </mrow>
            <mo stretchy="false">−</mo>
            <mrow>
              <msup>
                <mi>x</mi>
                <mrow>
                  <mn>1</mn>
                  <mo stretchy="false">−</mo>
                  <mi>s</mi>
                </mrow>
              </msup>
              <mo stretchy="false">⋅</mo>
              <mrow>
                <munder>
                  <mo stretchy="false">∑</mo>
                  <mrow>
                    <mn>1</mn>
                    <mo stretchy="false">≤</mo>
                    <mi>j</mi>
                    <mo stretchy="false">≤</mo>
                    <mi>n</mi>
                  </mrow>
                </munder>
                <mfrac>
                  <mn>1</mn>
                  <msup>
                    <mi>j</mi>
                    <mi>s</mi>
                  </msup>
                </mfrac>
              </mrow>
            </mrow>
          </mrow>
        </mrow>
        <mo fence="true" stretchy="false">)</mo>
      </mrow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%zeta(s) -x^{ 1-s }%zeta( s ) = 

lim from {n rightarrow infinity}{}
(  
sum from j = 1 to infinity ({1 over j^s} - {1 over ( j+n cdot x )^s})

- 

x^{1-s} cdot sum from {1 &lt;= j &lt;= n} { 1 over j^s }), re( s )&gt;0</annotation>
  </semantics>
</math>
</file>

<file path=Object 9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up>
              <mi>j</mi>
              <mi>s</mi>
            </msup>
          </mfrac>
        </mrow>
        <mo stretchy="false">+</mo>
        <mrow>
          <msup>
            <mi>n</mi>
            <mi>k</mi>
          </msup>
          <mo stretchy="false">⋅</mo>
          <mrow>
            <mo fence="true" stretchy="false">(</mo>
            <mrow>
              <mfrac>
                <mrow>
                  <mi>s</mi>
                  <mo stretchy="false">−</mo>
                  <mn>1</mn>
                  <mo stretchy="false">+</mo>
                  <mi>k</mi>
                </mrow>
                <mrow>
                  <mi>s</mi>
                  <mo stretchy="false">−</mo>
                  <mn>1</mn>
                </mrow>
              </mfrac>
            </mrow>
            <mo fence="true" stretchy="false">)</mo>
          </mrow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i>s</mi>
                        <mo stretchy="false">+</mo>
                        <mi>k</mi>
                      </mrow>
                    </mrow>
                    <mo fence="true" stretchy="false">)</mo>
                  </mrow>
                  <mo stretchy="false">−</mo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rac>
                      <mn>1</mn>
                      <msup>
                        <mi>j</mi>
                        <mrow>
                          <mi>s</mi>
                          <mo stretchy="false">+</mo>
                          <mi>k</mi>
                        </mrow>
                      </msup>
                    </mfrac>
                  </mrow>
                </mrow>
              </mrow>
            </mrow>
            <mo fence="true" stretchy="false">)</mo>
          </mrow>
        </mrow>
      </mrow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%zeta( s ) = 

lim from {n rightarrow infinity}{}

sum from j = 1 to n {1 over j^s }

+ 

n^k cdot {( {s-1+k} over {s-1} )} cdot ( %zeta(s+k)- sum from j = 1 to n {1 over j^{s+k}} ), re( s ) &gt; 0</annotation>
  </semantics>
</math>
</file>